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Perpetua" svg:font-family="Perpetua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Franklin Gothic Book" svg:font-family="'Franklin Gothic Book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283cm" table:align="center" style:writing-mode="lr-tb"/>
    </style:style>
    <style:style style:name="Tableau1.A" style:family="table-column">
      <style:table-column-properties style:column-width="19.283cm"/>
    </style:style>
    <style:style style:name="Tableau1.1" style:family="table-row">
      <style:table-row-properties style:min-row-height="0.254cm" style:keep-together="true" fo:keep-together="auto"/>
    </style:style>
    <style:style style:name="Tableau1.A1" style:family="table-cell">
      <style:table-cell-properties style:vertical-align="middle" fo:background-color="#f4b29b" fo:padding="0cm" fo:border="none" style:writing-mode="lr-tb">
        <style:background-image/>
      </style:table-cell-properties>
    </style:style>
    <style:style style:name="Tableau1.2" style:family="table-row">
      <style:table-row-properties style:min-row-height="2.54cm" style:keep-together="true" fo:keep-together="auto"/>
    </style:style>
    <style:style style:name="Tableau1.A2" style:family="table-cell">
      <style:table-cell-properties style:vertical-align="middle" fo:background-color="#d34817" fo:padding-left="0cm" fo:padding-right="0cm" fo:padding-top="0.254cm" fo:padding-bottom="0.254cm" fo:border="none" style:writing-mode="lr-tb">
        <style:background-image/>
      </style:table-cell-properties>
    </style:style>
    <style:style style:name="Tableau1.A3" style:family="table-cell">
      <style:table-cell-properties style:vertical-align="middle" fo:background-color="#918485" fo:padding="0cm" fo:border="none" style:writing-mode="lr-tb">
        <style:background-image/>
      </style:table-cell-properties>
    </style:style>
    <style:style style:name="Tableau1.4" style:family="table-row">
      <style:table-row-properties style:min-row-height="1.27cm" style:keep-together="true" fo:keep-together="auto"/>
    </style:style>
    <style:style style:name="Tableau1.A4" style:family="table-cell">
      <style:table-cell-properties style:vertical-align="bottom" fo:padding-left="0cm" fo:padding-right="0cm" fo:padding-top="0.254cm" fo:padding-bottom="0.254cm" fo:border="none" style:writing-mode="lr-tb"/>
    </style:style>
    <style:style style:name="Tableau2" style:family="table">
      <style:table-properties style:width="16cm" fo:margin-left="-0.199cm" table:align="left" style:writing-mode="lr-tb"/>
    </style:style>
    <style:style style:name="Tableau2.A" style:family="table-column">
      <style:table-column-properties style:column-width="5.327cm"/>
    </style:style>
    <style:style style:name="Tableau2.C" style:family="table-column">
      <style:table-column-properties style:column-width="5.346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text-properties fo:language="fr" fo:country="FR" fo:font-weight="bold" style:font-weight-asian="bold" style:font-weight-complex="bold"/>
    </style:style>
    <style:style style:name="P2" style:family="paragraph" style:parent-style-name="Standard">
      <style:text-properties style:font-name="Arial Black" style:font-name-complex="Arial Black"/>
    </style:style>
    <style:style style:name="P3" style:family="paragraph" style:parent-style-name="Standard">
      <style:paragraph-properties fo:line-height="100%"/>
      <style:text-properties style:font-name="Arial Black" style:font-name-complex="Arial Black"/>
    </style:style>
    <style:style style:name="P4" style:family="paragraph" style:parent-style-name="Standard">
      <style:paragraph-properties fo:line-height="100%" style:snap-to-layout-grid="false"/>
      <style:text-properties style:font-name="Arial Black" style:font-name-complex="Arial Black"/>
    </style:style>
    <style:style style:name="P5" style:family="paragraph" style:parent-style-name="Standard">
      <style:paragraph-properties fo:line-height="100%"/>
      <style:text-properties style:font-name="Arial Black" style:text-underline-style="solid" style:text-underline-width="auto" style:text-underline-color="font-color" style:font-name-complex="Arial Black"/>
    </style:style>
    <style:style style:name="P6" style:family="paragraph" style:parent-style-name="Standard" style:list-style-name="WW8Num9"/>
    <style:style style:name="P7" style:family="paragraph" style:parent-style-name="Standard">
      <style:text-properties style:font-name-complex="Arial"/>
    </style:style>
    <style:style style:name="P8" style:family="paragraph" style:parent-style-name="Standard" style:list-style-name="WW8Num9">
      <style:text-properties style:font-name-complex="Arial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paragraph-properties fo:margin-left="1.27cm" fo:margin-right="0cm" fo:text-indent="0cm" style:auto-text-indent="false"/>
      <style:text-properties style:font-name-complex="Arial"/>
    </style:style>
    <style:style style:name="P12" style:family="paragraph" style:parent-style-name="Standard">
      <style:paragraph-properties fo:margin-left="1.27cm" fo:margin-right="0cm" fo:text-indent="0cm" style:auto-text-indent="false"/>
      <style:text-properties style:text-underline-style="none" style:font-name-complex="Arial"/>
    </style:style>
    <style:style style:name="P13" style:family="paragraph" style:parent-style-name="Standard" style:list-style-name="" style:master-page-name="Standard">
      <style:paragraph-properties style:page-number="auto"/>
      <style:text-properties fo:language="none" fo:country="none" style:language-asian="none" style:country-asian="none"/>
    </style:style>
    <style:style style:name="P14" style:family="paragraph" style:parent-style-name="Heading_20_1" style:list-style-name="WW8Num8">
      <style:text-properties style:text-underline-style="solid" style:text-underline-width="auto" style:text-underline-color="font-color"/>
    </style:style>
    <style:style style:name="P15" style:family="paragraph" style:parent-style-name="Heading_20_2">
      <style:text-properties style:text-underline-style="solid" style:text-underline-width="auto" style:text-underline-color="font-color"/>
    </style:style>
    <style:style style:name="P16" style:family="paragraph" style:parent-style-name="Heading_20_3">
      <style:text-properties style:text-underline-style="solid" style:text-underline-width="auto" style:text-underline-color="font-color"/>
    </style:style>
    <style:style style:name="P17" style:family="paragraph" style:parent-style-name="Title">
      <style:text-properties fo:font-variant="normal" fo:text-transform="none" fo:color="#000000"/>
    </style:style>
    <style:style style:name="P18" style:family="paragraph" style:parent-style-name="Subtitle">
      <style:paragraph-properties fo:text-align="start" style:justify-single-word="false"/>
    </style:style>
    <style:style style:name="P19" style:family="paragraph" style:parent-style-name="Footer">
      <style:paragraph-properties fo:text-align="center" style:justify-single-word="false"/>
    </style:style>
    <style:style style:name="P20" style:family="paragraph" style:parent-style-name="Footer">
      <style:text-properties fo:font-size="1pt" style:font-size-asian="1pt" style:font-size-complex="1pt"/>
    </style:style>
    <style:style style:name="P21" style:family="paragraph" style:parent-style-name="Footer">
      <style:paragraph-properties fo:text-align="end" style:justify-single-word="false"/>
    </style:style>
    <style:style style:name="P22" style:family="paragraph" style:parent-style-name="Header">
      <style:paragraph-properties fo:text-align="end" style:justify-single-word="false"/>
    </style:style>
    <style:style style:name="P23" style:family="paragraph" style:parent-style-name="Sans_20_interligne">
      <style:paragraph-properties style:snap-to-layout-grid="false"/>
      <style:text-properties style:font-name="Perpetua" fo:font-size="4pt" style:font-size-asian="4pt" style:font-name-complex="Perpetua" style:font-size-complex="4pt"/>
    </style:style>
    <style:style style:name="P24" style:family="paragraph" style:parent-style-name="Sans_20_interligne">
      <style:paragraph-properties fo:text-align="center" style:justify-single-word="false"/>
      <style:text-properties style:font-name="Perpetua" fo:font-size="18pt" style:font-size-asian="18pt" style:font-name-complex="Perpetua" style:font-size-complex="18pt"/>
    </style:style>
    <style:style style:name="P25" style:family="paragraph" style:parent-style-name="Sans_20_interligne">
      <style:paragraph-properties fo:text-align="center" style:justify-single-word="false"/>
      <style:text-properties fo:color="#000000" style:font-name="Franklin Gothic Book" fo:font-size="36pt" style:font-name-asian="Times New Roman" style:font-size-asian="36pt" style:font-name-complex="Franklin Gothic Book" style:font-size-complex="36pt"/>
    </style:style>
    <style:style style:name="P26" style:family="paragraph" style:parent-style-name="Sans_20_interligne">
      <style:paragraph-properties fo:line-height="115%" fo:text-align="center" style:justify-single-word="false"/>
    </style:style>
    <style:style style:name="P27" style:family="paragraph" style:parent-style-name="Sans_20_interligne">
      <style:paragraph-properties fo:line-height="115%" fo:text-align="center" style:justify-single-word="false"/>
      <style:text-properties fo:text-transform="uppercase" fo:color="#d34817" fo:font-weight="bold" style:font-weight-asian="bold" style:font-weight-complex="bold"/>
    </style:style>
    <style:style style:name="P28" style:family="paragraph" style:parent-style-name="Sans_20_interligne">
      <style:paragraph-properties fo:line-height="115%" fo:text-align="center" style:justify-single-word="false"/>
      <style:text-properties fo:language="fr" fo:country="FR"/>
    </style:style>
    <style:style style:name="P29" style:family="paragraph" style:parent-style-name="Contents_20_1">
      <style:paragraph-properties>
        <style:tab-stops>
          <style:tab-stop style:position="0.787cm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.549cm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2.337cm"/>
        </style:tab-stops>
      </style:paragraph-properties>
    </style:style>
    <style:style style:name="P32" style:family="paragraph" style:parent-style-name="En-tête_20_de_20_table_20_des_20_matières">
      <style:text-properties fo:language="fr" fo:country="FR"/>
    </style:style>
    <style:style style:name="P33" style:family="paragraph">
      <style:paragraph-properties style:writing-mode="lr-tb"/>
    </style:style>
    <style:style style:name="T1" style:family="text">
      <style:text-properties fo:text-transform="uppercase" fo:color="#d34817" style:font-name="Cambria" fo:font-weight="bold" style:font-weight-asian="bold" style:font-name-complex="Cambria" style:font-weight-complex="bold"/>
    </style:style>
    <style:style style:name="T2" style:family="text">
      <style:text-properties fo:language="fr" fo:country="FR"/>
    </style:style>
    <style:style style:name="T3" style:family="text">
      <style:text-properties fo:font-variant="normal" fo:text-transform="none"/>
    </style:style>
    <style:style style:name="T4" style:family="text">
      <style:text-properties fo:font-variant="normal" fo:text-transform="none" fo:color="#000000" style:font-name="Calibri" fo:language="none" fo:country="none" style:font-name-asian="Times New Roman" style:language-asian="none" style:country-asian="none" style:font-name-complex="Calibri" style:font-size-complex="11pt"/>
    </style:style>
    <style:style style:name="T5" style:family="text">
      <style:text-properties fo:language="none" fo:country="none" style:language-asian="none" style:country-asian="none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-complex="Arial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style:text-underline-style="none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ffffff" style:background-transparency="100%" fo:padding="0.026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ffffff" style:background-transparency="100%" fo:padding-left="0.28cm" fo:padding-right="0.28cm" fo:padding-top="0.661cm" fo:padding-bottom="0.661cm" fo:border="non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26cm" svg:stroke-color="#000000" draw:stroke-linejoin="miter" svg:stroke-linecap="square" draw:fill="none" draw:fill-color="#000000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middle" style:vertical-rel="page" style:horizontal-pos="center" style:horizontal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custom-shape text:anchor-type="char" draw:z-index="2" draw:name="Forme automatique 622" draw:style-name="gr1" draw:text-style-name="P33" svg:width="19.271cm" svg:height="27.847cm" svg:x="0.864cm" svg:y="0.926cm"><text:p/><draw:enhanced-geometry svg:viewBox="0 0 21600 21600" draw:path-stretchpoint-x="10800" draw:path-stretchpoint-y="10800" draw:text-areas="?f3 ?f4 ?f5 ?f6" draw:type="round-rectangle" draw:modifiers="748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Cadre1" text:anchor-type="char" svg:x="0.871cm" svg:y="7.438cm" svg:width="19.256cm" draw:z-index="1"><draw:text-box fo:min-height="0cm"><table:table table:name="Tableau1" table:style-name="Tableau1"><table:table-column table:style-name="Tableau1.A"/><table:table-row table:style-name="Tableau1.1"><table:table-cell table:style-name="Tableau1.A1" office:value-type="string"><text:p text:style-name="P23"/></table:table-cell></table:table-row><table:table-row table:style-name="Tableau1.2"><table:table-cell table:style-name="Tableau1.A2" office:value-type="string"><text:p text:style-name="P25">Documentation</text:p></table:table-cell></table:table-row><table:table-row table:style-name="Tableau1.1"><table:table-cell table:style-name="Tableau1.A3" office:value-type="string"><text:p text:style-name="P23"/></table:table-cell></table:table-row><table:table-row table:style-name="Tableau1.4"><table:table-cell table:style-name="Tableau1.A4" office:value-type="string"><text:p text:style-name="P24">Ticketing</text:p></table:table-cell></table:table-row></table:table><text:p text:style-name="Standard"/></draw:text-box></draw:frame><draw:frame draw:style-name="fr2" draw:name="Cadre2" text:anchor-type="char" svg:x="2.501cm" svg:y="22.237cm" svg:width="16cm" draw:z-index="0"><draw:text-box fo:min-height="0cm"><text:p text:style-name="P27">Web3sys ©</text:p><text:p text:style-name="P27"/><text:p text:style-name="P28">13 février 2014</text:p><text:p text:style-name="P26"><text:span text:style-name="T2">Créé par : </text:span>Lionel Desaedeleer</text:p></draw:text-box></draw:frame></text:p>
      <text:p text:style-name="P10"/>
      <text:p text:style-name="P17">Documentation</text:p>
      <text:p text:style-name="Subtitle">Ticketing</text:p>
      <text:p text:style-name="P18"/>
      <text:p text:style-name="P18"/>
      <text:p text:style-name="P32">Table des matières</text:p>
      <text:table-of-content text:style-name="Sect1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29"><text:a xlink:type="simple" xlink:href="#__RefHeading___Toc380135986" text:style-name="Index_20_Link_20__28_user_29_" text:visited-style-name="Index_20_Link_20__28_user_29_"><text:span text:style-name="T5">1</text:span></text:a><text:a xlink:type="simple" xlink:href="#__RefHeading___Toc380135986" text:style-name="Index_20_Link_20__28_user_29_" text:visited-style-name="Index_20_Link_20__28_user_29_"><text:span text:style-name="T4"><text:tab/></text:span></text:a><text:a xlink:type="simple" xlink:href="#__RefHeading___Toc380135986" text:style-name="Index_20_Link_20__28_user_29_" text:visited-style-name="Index_20_Link_20__28_user_29_"><text:span text:style-name="T5">Table des versionning<text:tab/>1</text:span></text:a></text:p>
          <text:p text:style-name="P29"><text:a xlink:type="simple" xlink:href="#__RefHeading___Toc380135987" text:style-name="Index_20_Link_20__28_user_29_" text:visited-style-name="Index_20_Link_20__28_user_29_"><text:span text:style-name="T5">1</text:span></text:a><text:a xlink:type="simple" xlink:href="#__RefHeading___Toc380135987" text:style-name="Index_20_Link_20__28_user_29_" text:visited-style-name="Index_20_Link_20__28_user_29_"><text:span text:style-name="T4"><text:tab/></text:span></text:a><text:a xlink:type="simple" xlink:href="#__RefHeading___Toc380135987" text:style-name="Index_20_Link_20__28_user_29_" text:visited-style-name="Index_20_Link_20__28_user_29_"><text:span text:style-name="T5">Processus de login<text:tab/>1</text:span></text:a></text:p>
          <text:p text:style-name="P30"><text:a xlink:type="simple" xlink:href="#__RefHeading___Toc380135988" text:style-name="Index_20_Link_20__28_user_29_" text:visited-style-name="Index_20_Link_20__28_user_29_"><text:span text:style-name="T5">1.1</text:span></text:a><text:a xlink:type="simple" xlink:href="#__RefHeading___Toc380135988" text:style-name="Index_20_Link_20__28_user_29_" text:visited-style-name="Index_20_Link_20__28_user_29_"><text:span text:style-name="T4"><text:tab/></text:span></text:a><text:a xlink:type="simple" xlink:href="#__RefHeading___Toc380135988" text:style-name="Index_20_Link_20__28_user_29_" text:visited-style-name="Index_20_Link_20__28_user_29_"><text:span text:style-name="T5">Locataire<text:tab/>1</text:span></text:a></text:p>
          <text:p text:style-name="P31"><text:a xlink:type="simple" xlink:href="#__RefHeading___Toc380135989" text:style-name="Index_20_Link_20__28_user_29_" text:visited-style-name="Index_20_Link_20__28_user_29_"><text:span text:style-name="T5">1.1.1</text:span></text:a><text:a xlink:type="simple" xlink:href="#__RefHeading___Toc380135989" text:style-name="Index_20_Link_20__28_user_29_" text:visited-style-name="Index_20_Link_20__28_user_29_"><text:span text:style-name="T4"><text:tab/></text:span></text:a><text:a xlink:type="simple" xlink:href="#__RefHeading___Toc380135989" text:style-name="Index_20_Link_20__28_user_29_" text:visited-style-name="Index_20_Link_20__28_user_29_"><text:span text:style-name="T5">Utilisateur<text:tab/>2</text:span></text:a></text:p>
          <text:p text:style-name="P30"><text:a xlink:type="simple" xlink:href="#__RefHeading___Toc380135990" text:style-name="Index_20_Link_20__28_user_29_" text:visited-style-name="Index_20_Link_20__28_user_29_"><text:span text:style-name="T5">1.2</text:span></text:a><text:a xlink:type="simple" xlink:href="#__RefHeading___Toc380135990" text:style-name="Index_20_Link_20__28_user_29_" text:visited-style-name="Index_20_Link_20__28_user_29_"><text:span text:style-name="T4"><text:tab/></text:span></text:a><text:a xlink:type="simple" xlink:href="#__RefHeading___Toc380135990" text:style-name="Index_20_Link_20__28_user_29_" text:visited-style-name="Index_20_Link_20__28_user_29_"><text:span text:style-name="T5">Processus création d’un ticket<text:tab/>2</text:span></text:a></text:p>
          <text:p text:style-name="P31"><text:a xlink:type="simple" xlink:href="#__RefHeading___Toc380135991" text:style-name="Index_20_Link_20__28_user_29_" text:visited-style-name="Index_20_Link_20__28_user_29_"><text:span text:style-name="T5">1.2.1</text:span></text:a><text:a xlink:type="simple" xlink:href="#__RefHeading___Toc380135991" text:style-name="Index_20_Link_20__28_user_29_" text:visited-style-name="Index_20_Link_20__28_user_29_"><text:span text:style-name="T4"><text:tab/></text:span></text:a><text:a xlink:type="simple" xlink:href="#__RefHeading___Toc380135991" text:style-name="Index_20_Link_20__28_user_29_" text:visited-style-name="Index_20_Link_20__28_user_29_"><text:span text:style-name="T5">Locataire<text:tab/>2</text:span></text:a></text:p>
          <text:p text:style-name="P31"><text:a xlink:type="simple" xlink:href="#__RefHeading___Toc380135992" text:style-name="Index_20_Link_20__28_user_29_" text:visited-style-name="Index_20_Link_20__28_user_29_"><text:span text:style-name="T5">1.2.2</text:span></text:a><text:a xlink:type="simple" xlink:href="#__RefHeading___Toc380135992" text:style-name="Index_20_Link_20__28_user_29_" text:visited-style-name="Index_20_Link_20__28_user_29_"><text:span text:style-name="T4"><text:tab/></text:span></text:a><text:a xlink:type="simple" xlink:href="#__RefHeading___Toc380135992" text:style-name="Index_20_Link_20__28_user_29_" text:visited-style-name="Index_20_Link_20__28_user_29_"><text:span text:style-name="T5">Utilisateur<text:tab/>2</text:span></text:a></text:p>
        </text:index-body>
      </text:table-of-content>
      <text:p text:style-name="P1"/>
      <text:p text:style-name="P18"/>
      <text:p text:style-name="P18"/>
      <text:list xml:id="list1755769248494460187" text:style-name="WW8Num8">
        <text:list-item>
          <text:h text:style-name="P14" text:outline-level="1"><text:bookmark-start text:name="__RefHeading___Toc380135986"/>Table des versionning<text:bookmark-end text:name="__RefHeading___Toc380135986"/></text:h>
        </text:list-item>
      </text:list>
      <text:p text:style-name="Standard"/>
      <table:table table:name="Tableau2" table:style-name="Tableau2">
        <table:table-column table:style-name="Tableau2.A" table:number-columns-repeated="2"/>
        <table:table-column table:style-name="Tableau2.C"/>
        <table:table-row table:style-name="Tableau2.1">
          <table:table-cell table:style-name="Tableau2.A1" office:value-type="string">
            <text:p text:style-name="P3">Nom de la personne </text:p>
          </table:table-cell>
          <table:table-cell table:style-name="Tableau2.A1" office:value-type="string">
            <text:p text:style-name="P5">Date </text:p>
          </table:table-cell>
          <table:table-cell table:style-name="Tableau2.C1" office:value-type="string">
            <text:p text:style-name="P5">Objet de la modification</text:p>
          </table:table-cell>
        </table:table-row>
        <table:table-row table:style-name="Tableau2.1">
          <table:table-cell table:style-name="Tableau2.A1" office:value-type="string">
            <text:p text:style-name="P3">Desaedeleer Lionel</text:p>
          </table:table-cell>
          <table:table-cell table:style-name="Tableau2.A1" office:value-type="string">
            <text:p text:style-name="P3">13-02-14</text:p>
          </table:table-cell>
          <table:table-cell table:style-name="Tableau2.C1" office:value-type="string">
            <text:p text:style-name="P3">Création du document</text:p>
            <text:p text:style-name="P3">Processus login</text:p>
          </table:table-cell>
        </table:table-row>
        <table:table-row table:style-name="Tableau2.1">
          <table:table-cell table:style-name="Tableau2.A1" office:value-type="string">
            <text:p text:style-name="P3">Desaedeleer Lionel</text:p>
          </table:table-cell>
          <table:table-cell table:style-name="Tableau2.A1" office:value-type="string">
            <text:p text:style-name="P3">14-02-14</text:p>
          </table:table-cell>
          <table:table-cell table:style-name="Tableau2.C1" office:value-type="string">
            <text:p text:style-name="P3">Mise en forme du document</text:p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C1" office:value-type="string">
            <text:p text:style-name="P4"/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C1" office:value-type="string">
            <text:p text:style-name="P4"/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C1" office:value-type="string">
            <text:p text:style-name="P4"/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C1" office:value-type="string">
            <text:p text:style-name="P4"/>
          </table:table-cell>
        </table:table-row>
        <text:soft-page-break/>
        <table:table-row table:style-name="Tableau2.1"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C1" office:value-type="string">
            <text:p text:style-name="P4"/>
          </table:table-cell>
        </table:table-row>
      </table:table>
      <text:p text:style-name="P2"/>
      <text:p text:style-name="Standard"/>
      <text:h text:style-name="Heading_20_1" text:outline-level="1"><text:bookmark-start text:name="__RefHeading___Toc380135987"/><text:span text:style-name="T6">Processus de login</text:span><text:bookmark-end text:name="__RefHeading___Toc380135987"/><text:span text:style-name="T6"> </text:span></text:h>
      <text:p text:style-name="Standard"/>
      <text:h text:style-name="P15" text:outline-level="2"><text:bookmark-start text:name="__RefHeading___Toc380135988"/>Locataire<text:bookmark-end text:name="__RefHeading___Toc380135988"/></text:h>
      <text:p text:style-name="Standard"/>
      <text:p text:style-name="Standard"/>
      <text:list xml:id="list2364926996841799539" text:style-name="WW8Num9">
        <text:list-item>
          <text:p text:style-name="P8">Le locataire s’authentifie à l’aide de son email et d’un mot de passe </text:p>
        </text:list-item>
        <text:list-item>
          <text:p text:style-name="P8">En cas d’échec suite à un mot de passe erroné ou mauvaise adresse email un message d’erreur apparait.</text:p>
        </text:list-item>
        <text:list-item>
          <text:p text:style-name="P6"><text:span text:style-name="T7">Si l’authentification n’est pas possible suite à une défaillance de la base de donné, un message indique que la base de donnée est inaccessible pour le moment.</text:span></text:p>
        </text:list-item>
        <text:list-item>
          <text:p text:style-name="P8">Une fois l’authentification réussie, le locataire est automatiquement dirigé vers la page « création d’un ticket ».</text:p>
        </text:list-item>
      </text:list>
      <text:p text:style-name="P12"/>
      <text:h text:style-name="P16" text:outline-level="3"><text:bookmark-start text:name="__RefHeading___Toc380135989"/>Utilisateur<text:bookmark-end text:name="__RefHeading___Toc380135989"/></text:h>
      <text:p text:style-name="P11"/>
      <text:p text:style-name="Standard"/>
      <text:list xml:id="list30315268" text:continue-numbering="true" text:style-name="WW8Num9">
        <text:list-item>
          <text:p text:style-name="P8">L’utilisateur s’authentifie à l’aide de son email et d’un mot de passe </text:p>
        </text:list-item>
        <text:list-item>
          <text:p text:style-name="P8">En cas d’échec suite à un mot de passe erroné ou mauvaise adresse email un message d’erreur apparait.</text:p>
        </text:list-item>
        <text:list-item>
          <text:p text:style-name="P8">Si l’authentification n’est pas possible suite à une défaillance de la base de donné, un message indique que la base de donnée est inaccessible pour le moment.</text:p>
        </text:list-item>
        <text:list-item>
          <text:p text:style-name="P8">Une fois l’authentification réussie, l’utilisateur est automatiquement dirigé vers la page « Gestion des tickets».</text:p>
        </text:list-item>
      </text:list>
      <text:p text:style-name="P11"/>
      <text:h text:style-name="Heading_20_2" text:outline-level="2"><text:bookmark-start text:name="__RefHeading___Toc380135990"/><text:span text:style-name="T6">Processus création d’un ticket</text:span><text:bookmark-end text:name="__RefHeading___Toc380135990"/><text:span text:style-name="T6"> </text:span></text:h>
      <text:p text:style-name="P11"/>
      <text:p text:style-name="P11"/>
      <text:h text:style-name="P16" text:outline-level="3"><text:bookmark-start text:name="__RefHeading___Toc380135991"/>Locataire<text:bookmark-end text:name="__RefHeading___Toc380135991"/></text:h>
      <text:p text:style-name="Standard"/>
      <text:list xml:id="list30337886" text:continue-numbering="true" text:style-name="WW8Num9">
        <text:list-item>
          <text:p text:style-name="P8"><text:soft-page-break/>Les champs « catégorie de l’incident, lieu de l’incident et commentaire » sont obligatoire pour la création d’un ticket valide.</text:p>
        </text:list-item>
        <text:list-item>
          <text:p text:style-name="P8"><text:s/>Le champ lieu est déjà rempli des différentes adresses <text:s/>du locataire.</text:p>
        </text:list-item>
        <text:list-item>
          <text:p text:style-name="P8">…</text:p>
        </text:list-item>
      </text:list>
      <text:p text:style-name="P7"/>
      <text:p text:style-name="P7"/>
      <text:h text:style-name="P16" text:outline-level="3"><text:bookmark-start text:name="__RefHeading___Toc380135992"/>Utilisateur<text:bookmark-end text:name="__RefHeading___Toc380135992"/></text:h>
      <text:p text:style-name="P9"/>
      <text:list xml:id="list30329832" text:continue-numbering="true" text:style-name="WW8Num9">
        <text:list-item>
          <text:p text:style-name="P6">Un utilisateur doit rechercher un locataire </text:p>
        </text:list-item>
        <text:list-item>
          <text:p text:style-name="P6">Ensuite créer un ticket </text:p>
        </text:list-item>
        <text:list-item>
          <text:p text:style-name="P8">Les champs « catégorie de l’incident, lieu de l’incident et commentaire » sont obligatoire pour la création d’un ticket valide.</text:p>
        </text:list-item>
        <text:list-item>
          <text:p text:style-name="P8"><text:s/>Le champ lieu est déjà rempli des différentes adresses <text:s/>du locataire.</text:p>
        </text:list-item>
        <text:list-item>
          <text:p text:style-name="P6">…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Perpetua" svg:font-family="Perpetua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Franklin Gothic Book" svg:font-family="'Franklin Gothic Book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B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15%" fo:orphans="2" fo:widows="2" style:writing-mode="lr-tb"/>
      <style:text-properties fo:color="#000000" style:font-name="Arial" fo:font-size="11pt" fo:language="fr" fo:country="BE" style:font-name-asian="Perpetua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next-style-name="Standard" style:class="extra">
      <style:paragraph-properties fo:margin-top="0cm" fo:margin-bottom="0cm" fo:line-height="100%"/>
      <style:text-properties fo:font-variant="small-caps" fo:color="#732117" fo:font-size="9pt" fo:letter-spacing="0.018cm" style:font-size-asian="9pt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529cm" fo:margin-bottom="0.071cm" fo:line-height="100%"/>
      <style:text-properties fo:color="#9d3511" style:font-name="Franklin Gothic Book" fo:font-size="14pt" fo:letter-spacing="0.035cm" fo:font-weight="bold" style:font-size-asian="14pt" style:font-weight-asian="bold" style:font-name-complex="Franklin Gothic Book" style:font-size-complex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071cm" fo:line-height="100%"/>
      <style:text-properties fo:color="#9d3511" style:font-name="Franklin Gothic Book" fo:font-size="12pt" fo:letter-spacing="0.035cm" fo:font-weight="bold" style:font-size-asian="12pt" style:font-weight-asian="bold" style:font-name-complex="Franklin Gothic Book" style:font-size-complex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071cm" fo:line-height="100%"/>
      <style:text-properties fo:color="#d34817" style:font-name="Franklin Gothic Book" fo:font-size="12pt" fo:letter-spacing="0.035cm" fo:font-weight="bold" style:font-size-asian="12pt" style:font-weight-asian="bold" style:font-name-complex="Franklin Gothic Book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/>
      <style:text-properties fo:color="#7b6a4d" style:font-name="Franklin Gothic Book" fo:font-size="12pt" fo:letter-spacing="0.035cm" fo:font-weight="bold" style:font-size-asian="12pt" style:font-weight-asian="bold" style:font-name-complex="Franklin Gothic Book" style:font-size-complex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/>
      <style:text-properties fo:color="#7b6a4d" style:font-name="Franklin Gothic Book" fo:letter-spacing="0.035cm" fo:font-style="italic" fo:font-weight="bold" style:font-style-asian="italic" style:font-weight-asian="bold" style:font-name-complex="Franklin Gothic Book" style:font-size-complex="13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/>
      <style:text-properties fo:color="#524733" style:font-name="Franklin Gothic Book" fo:font-size="12pt" fo:letter-spacing="0.018cm" style:font-size-asian="12pt" style:font-name-complex="Franklin Gothic Book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/>
      <style:text-properties fo:color="#524733" style:font-name="Franklin Gothic Book" fo:font-size="12pt" fo:letter-spacing="0.018cm" fo:font-style="italic" style:font-size-asian="12pt" style:font-style-asian="italic" style:font-name-complex="Franklin Gothic Book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/>
      <style:text-properties fo:color="#d34817" style:font-name="Franklin Gothic Book" fo:letter-spacing="0.018cm" style:font-name-complex="Franklin Gothic Book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/>
      <style:text-properties fo:color="#d34817" style:font-name="Franklin Gothic Book" fo:letter-spacing="0.018cm" fo:font-style="italic" style:font-style-asian="italic" style:font-name-complex="Franklin Gothic Book"/>
    </style:style>
    <style:style style:name="Title" style:family="paragraph" style:parent-style-name="Standard" style:next-style-name="Subtitle" style:class="chapter">
      <style:paragraph-properties fo:line-height="100%" fo:text-align="center" style:justify-single-word="false"/>
      <style:text-properties fo:font-variant="small-caps" fo:color="#d34817" style:font-name="Franklin Gothic Book" fo:font-size="24pt" fo:font-weight="bold" style:font-size-asian="24pt" style:font-weight-asian="bold" style:font-name-complex="Franklin Gothic Book" style:font-size-complex="24pt"/>
    </style:style>
    <style:style style:name="Subtitle" style:family="paragraph" style:parent-style-name="Standard" style:next-style-name="Text_20_body" style:class="chapter">
      <style:paragraph-properties fo:margin-top="0cm" fo:margin-bottom="0.847cm" fo:line-height="100%" fo:text-align="center" style:justify-single-word="false"/>
      <style:text-properties fo:color="#000000" style:font-name="Franklin Gothic Book" fo:font-size="14pt" style:font-size-asian="14pt" style:font-name-complex="Times New Roman" style:font-size-complex="14pt"/>
    </style:style>
    <style:style style:name="Footer" style:family="paragraph" style:parent-style-name="Standard" style:class="extra"/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Normal_20_centré" style:display-name="Normal centré" style:family="paragraph">
      <style:paragraph-properties fo:margin="100%" fo:margin-left="2.54cm" fo:margin-right="2.54cm" fo:margin-top="0cm" fo:margin-bottom="0.494cm" fo:text-align="justify" style:justify-single-word="false" fo:orphans="2" fo:widows="2" fo:text-indent="0cm" style:auto-text-indent="false" fo:padding-left="0cm" fo:padding-right="0cm" fo:padding-top="0.353cm" fo:padding-bottom="0.353cm" fo:border-left="none" fo:border-right="none" fo:border-top="0.002cm solid #ff0000" fo:border-bottom="0.088cm solid #ff0000"/>
      <style:text-properties fo:color="#808080" style:font-name="Perpetua" fo:font-size="14pt" fo:language="fr" fo:country="BE" style:font-name-asian="Times New Roman" style:font-size-asian="14pt" style:font-name-complex="Times New Roman" style:font-size-complex="14pt" style:language-complex="ar" style:country-complex="SA"/>
    </style:style>
    <style:style style:name="Header" style:family="paragraph" style:parent-style-name="Standard" style:class="extra"/>
    <style:style style:name="Citation_20_intense" style:display-name="Citation intense" style:family="paragraph" style:parent-style-name="Standard">
      <style:paragraph-properties fo:margin="100%" fo:margin-left="2.54cm" fo:margin-right="2.54cm" fo:text-align="center" style:justify-single-word="false" fo:text-indent="0cm" style:auto-text-indent="false" fo:background-color="#d34817">
        <style:background-image/>
      </style:paragraph-properties>
      <style:text-properties fo:color="#ffffff" style:font-name="Franklin Gothic Book" fo:font-size="16pt" fo:font-style="italic" style:font-size-asian="16pt" style:font-style-asian="italic" style:font-name-complex="Franklin Gothic Book"/>
    </style:style>
    <style:style style:name="Liste_20_à_20_puces" style:display-name="Liste à puces" style:family="paragraph" style:parent-style-name="Standard">
      <style:paragraph-properties fo:margin-top="0cm" fo:margin-bottom="0cm"/>
    </style:style>
    <style:style style:name="Liste_20_à_20_puces_20_2" style:display-name="Liste à puces 2" style:family="paragraph" style:parent-style-name="Standard">
      <style:paragraph-properties fo:margin-top="0cm" fo:margin-bottom="0cm"/>
    </style:style>
    <style:style style:name="Liste_20_à_20_puces_20_3" style:display-name="Liste à puces 3" style:family="paragraph" style:parent-style-name="Standard">
      <style:paragraph-properties fo:margin-top="0cm" fo:margin-bottom="0cm"/>
    </style:style>
    <style:style style:name="Liste_20_à_20_puces_20_4" style:display-name="Liste à puces 4" style:family="paragraph" style:parent-style-name="Standard">
      <style:paragraph-properties fo:margin-top="0cm" fo:margin-bottom="0cm"/>
    </style:style>
    <style:style style:name="Liste_20_à_20_puces_20_5" style:display-name="Liste à puces 5" style:family="paragraph" style:parent-style-name="Standard">
      <style:paragraph-properties fo:margin-top="0cm" fo:margin-bottom="0cm"/>
    </style:style>
    <style:style style:name="Sans_20_interligne" style:display-name="Sans interligne" style:family="paragraph" style:parent-style-name="Standard">
      <style:paragraph-properties fo:margin-top="0cm" fo:margin-bottom="0cm" fo:line-height="100%"/>
    </style:style>
    <style:style style:name="Quotations" style:family="paragraph" style:parent-style-name="Standard" style:class="html">
      <style:text-properties fo:color="#808080" fo:font-size="12pt" fo:font-style="italic" style:font-size-asian="12pt" style:font-style-asian="italic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071cm" fo:line-height="100%"/>
      <style:text-properties fo:font-variant="small-caps" fo:color="#9b2d1f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381cm" fo:margin-right="0cm" fo:margin-top="0cm" fo:margin-bottom="0.071cm" fo:line-height="100%" fo:text-indent="0cm" style:auto-text-indent="false"/>
      <style:text-properties fo:font-variant="small-caps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787cm" fo:margin-right="0cm" fo:margin-top="0cm" fo:margin-bottom="0.071cm" fo:line-height="100%" fo:text-indent="0cm" style:auto-text-indent="false"/>
      <style:text-properties fo:font-variant="small-caps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168cm" fo:margin-right="0cm" fo:margin-top="0cm" fo:margin-bottom="0.071cm" fo:line-height="100%" fo:text-indent="0cm" style:auto-text-indent="false"/>
      <style:text-properties fo:font-variant="small-caps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549cm" fo:margin-right="0cm" fo:margin-top="0cm" fo:margin-bottom="0.071cm" fo:line-height="100%" fo:text-indent="0cm" style:auto-text-indent="false"/>
      <style:text-properties fo:font-variant="small-caps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93cm" fo:margin-right="0cm" fo:margin-top="0cm" fo:margin-bottom="0.071cm" fo:line-height="100%" fo:text-indent="0cm" style:auto-text-indent="false"/>
      <style:text-properties fo:font-variant="small-caps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337cm" fo:margin-right="0cm" fo:margin-top="0cm" fo:margin-bottom="0.071cm" fo:line-height="100%" fo:text-indent="0cm" style:auto-text-indent="false"/>
      <style:text-properties fo:font-variant="small-caps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716cm" fo:margin-right="0cm" fo:margin-top="0cm" fo:margin-bottom="0.071cm" fo:line-height="100%" fo:text-indent="0cm" style:auto-text-indent="false"/>
      <style:text-properties fo:font-variant="small-caps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104cm" fo:margin-right="0cm" fo:margin-top="0cm" fo:margin-bottom="0.071cm" fo:line-height="100%" fo:text-indent="0cm" style:auto-text-indent="false"/>
      <style:text-properties fo:font-variant="small-caps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>
      <style:paragraph-properties fo:margin="100%" fo:margin-left="0cm" fo:margin-right="0cm" fo:margin-top="0.423cm" fo:margin-bottom="0cm" fo:line-height="107%" fo:keep-together="always" fo:text-indent="0cm" style:auto-text-indent="false" fo:keep-with-next="always"/>
      <style:text-properties fo:color="#2e74b5" style:font-name="Calibri Light" fo:font-size="16pt" fo:letter-spacing="normal" fo:font-weight="normal" style:font-name-asian="Times New Roman" style:font-size-asian="16pt" style:font-weight-asian="normal" style:font-name-complex="Times New Roman" style:font-size-complex="16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>
      <style:text-properties fo:color="#a28e6a" style:font-name="Monotype Corsiva" style:font-name-complex="Monotype Corsiva"/>
    </style:style>
    <style:style style:name="WW8Num2z0" style:family="text">
      <style:text-properties fo:color="#a28e6a" style:font-name="Symbol" style:font-name-complex="Symbol"/>
    </style:style>
    <style:style style:name="WW8Num3z0" style:family="text">
      <style:text-properties fo:color="#ee8c69" style:font-name="Symbol" style:font-name-complex="Symbol"/>
    </style:style>
    <style:style style:name="WW8Num4z0" style:family="text">
      <style:text-properties fo:color="#d34817" style:font-name="Symbol" style:font-name-complex="Symbol"/>
    </style:style>
    <style:style style:name="WW8Num5z0" style:family="text">
      <style:text-properties fo:color="#9d3511" style:font-name="Symbol" style:font-name-complex="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Arial" style:font-name-asian="Perpetua" style:font-name-complex="Aria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Police_20_par_20_défaut" style:display-name="Police par défaut" style:family="text"/>
    <style:style style:name="Titre_20_1_20_Car" style:display-name="Titre 1 Car" style:family="text">
      <style:text-properties fo:color="#9d3511" style:font-name="Franklin Gothic Book" fo:font-size="14pt" fo:letter-spacing="0.035cm" fo:font-weight="bold" style:font-size-asian="14pt" style:font-weight-asian="bold" style:font-name-complex="Times New Roman" style:font-size-complex="14pt"/>
    </style:style>
    <style:style style:name="Titre_20_2_20_Car" style:display-name="Titre 2 Car" style:family="text">
      <style:text-properties fo:color="#9d3511" style:font-name="Franklin Gothic Book" fo:font-size="12pt" fo:letter-spacing="0.035cm" fo:font-weight="bold" style:font-size-asian="12pt" style:font-weight-asian="bold" style:font-name-complex="Times New Roman" style:font-size-complex="12pt"/>
    </style:style>
    <style:style style:name="Titre_20_3_20_Car" style:display-name="Titre 3 Car" style:family="text">
      <style:text-properties fo:color="#d34817" style:font-name="Franklin Gothic Book" fo:font-size="12pt" fo:letter-spacing="0.035cm" fo:font-weight="bold" style:font-size-asian="12pt" style:font-weight-asian="bold" style:font-name-complex="Times New Roman" style:font-size-complex="12pt"/>
    </style:style>
    <style:style style:name="Titre_20_Car" style:display-name="Titre Car" style:family="text">
      <style:text-properties fo:font-variant="small-caps" fo:color="#d34817" style:font-name="Franklin Gothic Book" fo:font-size="24pt" fo:font-weight="bold" style:font-size-asian="24pt" style:font-weight-asian="bold" style:font-name-complex="Times New Roman" style:font-size-complex="24pt"/>
    </style:style>
    <style:style style:name="Sous-titre_20_Car" style:display-name="Sous-titre Car" style:family="text">
      <style:text-properties style:font-name="Franklin Gothic Book" fo:font-size="14pt" style:font-size-asian="14pt" style:font-name-complex="Times New Roman" style:font-size-complex="14pt"/>
    </style:style>
    <style:style style:name="Pied_20_de_20_page_20_Car" style:display-name="Pied de page Car" style:family="text">
      <style:text-properties fo:color="#000000" style:font-name-complex="Times New Roman" style:font-size-complex="10pt"/>
    </style:style>
    <style:style style:name="Texte_20_de_20_bulles_20_Car" style:display-name="Texte de bulles Car" style:family="text">
      <style:text-properties fo:color="#000000" style:font-name="Tahoma" fo:font-size="8pt" style:font-size-asian="8pt" style:font-name-complex="Tahoma" style:font-size-complex="8pt"/>
    </style:style>
    <style:style style:name="Titre_20_du_20_livre" style:display-name="Titre du livre" style:family="text">
      <style:text-properties fo:color="#855d5d" style:font-name="Franklin Gothic Book" fo:font-size="10pt" fo:font-style="italic" style:font-size-asian="10pt" style:font-style-asian="italic" style:font-name-complex="Times New Roman" style:font-size-complex="10pt"/>
    </style:style>
    <style:style style:name="Emphasis" style:family="text">
      <style:text-properties fo:color="#404040" fo:letter-spacing="0.004cm" fo:font-style="italic" fo:font-weight="bold" style:font-style-asian="italic" style:font-weight-asian="bold" style:text-scale="100%"/>
    </style:style>
    <style:style style:name="En-tête_20_Car" style:display-name="En-tête Car" style:family="text">
      <style:text-properties fo:color="#000000" style:font-name-complex="Times New Roman" style:font-size-complex="10pt"/>
    </style:style>
    <style:style style:name="Titre_20_4_20_Car" style:display-name="Titre 4 Car" style:family="text">
      <style:text-properties fo:color="#7b6a4d" style:font-name="Franklin Gothic Book" fo:font-size="12pt" fo:letter-spacing="0.035cm" fo:font-weight="bold" style:font-size-asian="12pt" style:font-weight-asian="bold" style:font-name-complex="Times New Roman"/>
    </style:style>
    <style:style style:name="Titre_20_5_20_Car" style:display-name="Titre 5 Car" style:family="text">
      <style:text-properties fo:color="#7b6a4d" style:font-name="Franklin Gothic Book" fo:letter-spacing="0.035cm" fo:font-style="italic" fo:font-weight="bold" style:font-style-asian="italic" style:font-weight-asian="bold" style:font-name-complex="Times New Roman" style:font-size-complex="13pt"/>
    </style:style>
    <style:style style:name="Titre_20_6_20_Car" style:display-name="Titre 6 Car" style:family="text">
      <style:text-properties fo:color="#524733" style:font-name="Franklin Gothic Book" fo:font-size="12pt" fo:letter-spacing="0.018cm" style:font-size-asian="12pt" style:font-name-complex="Times New Roman" style:font-size-complex="12pt"/>
    </style:style>
    <style:style style:name="Titre_20_7_20_Car" style:display-name="Titre 7 Car" style:family="text">
      <style:text-properties fo:color="#524733" style:font-name="Franklin Gothic Book" fo:font-size="12pt" fo:letter-spacing="0.018cm" fo:font-style="italic" style:font-size-asian="12pt" style:font-style-asian="italic" style:font-name-complex="Times New Roman" style:font-size-complex="12pt"/>
    </style:style>
    <style:style style:name="Titre_20_8_20_Car" style:display-name="Titre 8 Car" style:family="text">
      <style:text-properties fo:color="#d34817" style:font-name="Franklin Gothic Book" fo:letter-spacing="0.018cm" style:font-name-complex="Times New Roman" style:font-size-complex="10pt"/>
    </style:style>
    <style:style style:name="Titre_20_9_20_Car" style:display-name="Titre 9 Car" style:family="text">
      <style:text-properties fo:color="#d34817" style:font-name="Franklin Gothic Book" fo:letter-spacing="0.018cm" fo:font-style="italic" style:font-style-asian="italic" style:font-name-complex="Times New Roman" style:font-size-complex="10pt"/>
    </style:style>
    <style:style style:name="Emphase_20_intense" style:display-name="Emphase intense" style:family="text">
      <style:text-properties fo:font-variant="small-caps" fo:color="#9b2d1f" style:font-name="Perpetua" fo:font-size="10pt" fo:letter-spacing="0.004cm" fo:font-style="italic" fo:font-weight="bold" style:font-size-asian="10pt" style:font-style-asian="italic" style:font-weight-asian="bold" style:font-name-complex="Times New Roman" style:font-size-complex="10pt" style:text-scale="100%"/>
    </style:style>
    <style:style style:name="Référence_20_intense" style:display-name="Référence intense" style:family="text">
      <style:text-properties fo:color="#d34817" fo:font-size="11pt" style:text-underline-style="solid" style:text-underline-width="auto" style:text-underline-color="font-color" fo:font-weight="bold" style:font-size-asian="11pt" style:font-weight-asian="bold" style:font-name-complex="Times New Roman" style:font-size-complex="11pt"/>
    </style:style>
    <style:style style:name="Texte_20_de_20_l_27_espace_20_réservé" style:display-name="Texte de l'espace réservé" style:family="text">
      <style:text-properties fo:color="#808080"/>
    </style:style>
    <style:style style:name="Citation_20_Car" style:display-name="Citation Car" style:family="text">
      <style:text-properties fo:color="#808080" fo:font-size="12pt" fo:font-style="italic" style:font-size-asian="12pt" style:font-style-asian="italic" style:font-name-complex="Times New Roman" style:font-size-complex="12pt"/>
    </style:style>
    <style:style style:name="Strong_20_Emphasis" style:display-name="Strong Emphasis" style:family="text">
      <style:text-properties fo:color="#9b2d1f" style:font-name="Perpetua" fo:font-weight="bold" style:font-weight-asian="bold" style:font-name-complex="Perpetua"/>
    </style:style>
    <style:style style:name="Emphase_20_pâle" style:display-name="Emphase pâle" style:family="text">
      <style:text-properties fo:color="#737373" style:font-name="Perpetua" fo:font-size="11pt" fo:letter-spacing="0.004cm" fo:font-style="italic" style:letter-kerning="true" style:font-size-asian="11pt" style:font-style-asian="italic" style:font-name-complex="Times New Roman" style:font-size-complex="11pt" style:text-scale="100%"/>
    </style:style>
    <style:style style:name="Référence_20_pâle" style:display-name="Référence pâle" style:family="text">
      <style:text-properties fo:color="#737373" fo:font-size="11pt" style:text-underline-style="solid" style:text-underline-width="auto" style:text-underline-color="font-color" style:font-size-asian="11pt" style:font-name-complex="Times New Roman" style:font-size-complex="11pt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7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7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WW8Num7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7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WW8Num7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7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7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7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7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○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Monotype Corsiv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7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7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7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7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7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7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7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7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8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8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8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8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8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8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8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8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text-properties fo:font-size="1pt" style:font-size-asian="1pt" style:font-size-complex="1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language="fr" fo:country="FR"/>
    </style:style>
    <style:style style:name="MT2" style:family="text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89cm" fo:margin-bottom="1.191cm" style:dynamic-spacing="true"/>
      </style:header-style>
      <style:footer-style>
        <style:header-footer-properties fo:min-height="1.289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age </text:span><text:span text:style-name="MT2"><text:page-number text:select-page="current">3</text:page-number></text:span><text:span text:style-name="MT1"> sur </text:span><text:span text:style-name="MT2"><text:page-count style:num-format="1">4</text:page-count></text:span></text:p>
        <text:p text:style-name="Header"/>
      </style:header>
      <style:header-left>
        <text:p text:style-name="MP1"><text:span text:style-name="MT1">Page </text:span><text:span text:style-name="MT2"><text:page-number text:select-page="current">4</text:page-number></text:span><text:span text:style-name="MT1"> sur </text:span><text:span text:style-name="MT2"><text:page-count style:num-format="1">4</text:page-count></text:span></text:p>
        <text:p text:style-name="Header"/>
      </style:header-left>
      <style:footer>
        <text:p text:style-name="MP2"/>
        <text:p text:style-name="MP3"/>
      </style:footer>
      <style:footer-left>
        <text:p text:style-name="MP2"/>
        <text:p text:style-name="MP4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ation</dc:title>
    <dc:subject>Ticketing</dc:subject>
    <meta:initial-creator>Lionel Desaedeleer</meta:initial-creator>
    <meta:creation-date>2014-02-13T10:37:00</meta:creation-date>
    <dc:creator>Lionel </dc:creator>
    <dc:date>2014-02-14T10:16:52.62</dc:date>
    <meta:editing-cycles>13</meta:editing-cycles>
    <meta:editing-duration>PT2H17M</meta:editing-duration>
    <meta:document-statistic meta:table-count="2" meta:image-count="0" meta:object-count="0" meta:page-count="4" meta:paragraph-count="50" meta:word-count="336" meta:character-count="1957"/>
    <meta:generator>OpenOffice/4.0.1$Win32 OpenOffice.org_project/401m5$Build-9714</meta:generator>
    <meta:user-defined meta:name="_TemplateID">TC017730649991</meta:user-defined>
  </office:meta>
</office:document-meta>
</file>